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DIN-Web-Pro" svg:font-family="DIN-Web-Pro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Standard" style:list-style-name="L1">
      <style:text-properties fo:font-size="20pt" fo:font-weight="normal" officeooo:rsid="001be10f" officeooo:paragraph-rsid="001be10f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fo:font-size="20pt" fo:font-weight="normal" officeooo:rsid="001e0a9b" officeooo:paragraph-rsid="001e0a9b" style:font-size-asian="17.5pt" style:font-weight-asian="normal" style:font-size-complex="20pt" style:font-weight-complex="normal"/>
    </style:style>
    <style:style style:name="P4" style:family="paragraph" style:parent-style-name="Standard" style:list-style-name="L1">
      <style:text-properties fo:font-size="20pt" fo:font-weight="normal" officeooo:rsid="001bf8fe" officeooo:paragraph-rsid="001bf8fe"/>
    </style:style>
    <style:style style:name="P5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.282cm" loext:contextual-spacing="false" fo:line-height="108%" fo:text-align="start" style:justify-single-word="false" fo:orphans="2" fo:widows="2" fo:text-indent="-0.4cm" style:auto-text-indent="false" style:page-number="auto" fo:background-color="transparent" style:writing-mode="lr-tb"/>
      <style:text-properties fo:font-size="16pt" fo:font-weight="normal" officeooo:rsid="001be10f" officeooo:paragraph-rsid="001be10f" style:font-size-asian="14pt" style:font-weight-asian="normal" style:font-size-complex="16pt" style:font-weight-complex="normal"/>
    </style:style>
    <style:style style:name="P6" style:family="paragraph" style:parent-style-name="Standard" style:list-style-name="L1">
      <loext:graphic-properties draw:fill="none"/>
      <style:paragraph-properties fo:margin-left="2.499cm" fo:margin-right="0cm" fo:margin-top="0cm" fo:margin-bottom="0.282cm" loext:contextual-spacing="false" fo:line-height="108%" fo:text-align="start" style:justify-single-word="false" fo:orphans="2" fo:widows="2" fo:text-indent="-0.4cm" style:auto-text-indent="false" fo:background-color="transparent" style:writing-mode="lr-tb"/>
      <style:text-properties officeooo:paragraph-rsid="001be10f"/>
    </style:style>
    <style:style style:name="P7" style:family="paragraph" style:parent-style-name="Standard" style:list-style-name="L1">
      <loext:graphic-properties draw:fill="none"/>
      <style:paragraph-properties fo:margin-left="2.499cm" fo:margin-right="0cm" fo:margin-top="0cm" fo:margin-bottom="0.282cm" loext:contextual-spacing="false" fo:line-height="108%" fo:text-align="start" style:justify-single-word="false" fo:orphans="2" fo:widows="2" fo:text-indent="-0.4cm" style:auto-text-indent="false" fo:background-color="transparent" style:writing-mode="lr-tb"/>
      <style:text-properties fo:font-size="16pt" fo:font-weight="normal" officeooo:rsid="001be10f" officeooo:paragraph-rsid="001be10f" style:font-size-asian="14pt" style:font-weight-asian="normal" style:font-size-complex="16pt" style:font-weight-complex="normal"/>
    </style:style>
    <style:style style:name="P8" style:family="paragraph" style:parent-style-name="Text_20_body" style:list-style-name="L1">
      <style:text-properties fo:font-variant="normal" fo:text-transform="none" fo:color="#333333" style:font-name="DIN-Web-Pro" fo:font-size="11.25pt" fo:letter-spacing="normal" fo:font-style="normal" fo:font-weight="normal" officeooo:rsid="001b417b" officeooo:paragraph-rsid="001b417b" style:font-size-asian="17.5pt" style:font-weight-asian="normal" style:font-size-complex="20pt" style:font-weight-complex="normal"/>
    </style:style>
    <style:style style:name="P9" style:family="paragraph" style:parent-style-name="Title" style:list-style-name="L1">
      <style:text-properties fo:font-size="20pt" fo:font-weight="normal" officeooo:rsid="001b417b" officeooo:paragraph-rsid="001b417b" style:font-size-asian="17.5pt" style:font-weight-asian="normal" style:font-size-complex="20pt" style:font-weight-complex="normal"/>
    </style:style>
    <style:style style:name="P10" style:family="paragraph" style:parent-style-name="Title" style:list-style-name="L1" style:master-page-name="Standard">
      <style:paragraph-properties style:page-number="auto"/>
      <style:text-properties fo:font-size="20pt" fo:font-weight="normal" officeooo:rsid="001b417b" officeooo:paragraph-rsid="001b417b" style:font-size-asian="17.5pt" style:font-weight-asian="normal" style:font-size-complex="20pt" style:font-weight-complex="normal"/>
    </style:style>
    <style:style style:name="T1" style:family="text">
      <style:text-properties fo:font-variant="normal" fo:text-transform="none" fo:color="#333333" style:font-name="Consolas" fo:font-size="11.25pt" fo:letter-spacing="normal" fo:font-style="normal" fo:font-weight="normal" fo:background-color="#f8f8f8" loext:char-shading-value="0"/>
    </style:style>
    <style:style style:name="T2" style:family="text">
      <style:text-properties fo:font-size="16pt" fo:font-weight="normal" officeooo:rsid="001be10f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c93e5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d40bc" style:font-size-asian="14pt" style:font-weight-asian="normal" style:font-size-complex="16pt" style:font-weight-complex="normal"/>
    </style:style>
    <style:style style:name="T5" style:family="text">
      <style:text-properties style:font-size-asian="17.5pt" style:font-weight-asian="normal" style:font-size-complex="20pt" style:font-weight-complex="normal"/>
    </style:style>
    <style:style style:name="T6" style:family="text">
      <style:text-properties officeooo:rsid="001be10f" style:font-size-asian="17.5pt" style:font-weight-asian="normal" style:font-size-complex="20pt" style:font-weight-complex="normal"/>
    </style:style>
    <style:style style:name="T7" style:family="text">
      <style:text-properties officeooo:rsid="001c93e5"/>
    </style:style>
    <style:style style:name="T8" style:family="text">
      <style:text-properties officeooo:rsid="001fd8a0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92132250" text:style-name="L1">
        <text:list-item>
          <text:p text:style-name="P10"><text:span text:style-name="T7">Full </text:span>Frame save as image in deepstream-app</text:p>
        </text:list-item>
        <text:list-item>
          <text:p text:style-name="P5">After converting frame to RBGA using caps_filter, display doesn’t work as expected. Each camera display shows blank</text:p>
        </text:list-item>
        <text:list-item>
          <text:p text:style-name="P6"><text:span text:style-name="T2"><text:s/>cv::</text:span><text:span text:style-name="T4">im</text:span><text:span text:style-name="T2">write gives segmentation fault in gstdsexample.c</text:span></text:p>
        </text:list-item>
        <text:list-item>
          <text:p text:style-name="P6"><text:span text:style-name="T2"><text:s/></text:span><text:span text:style-name="T3"><text:s/>And then add the filename to metadata</text:span></text:p>
          <text:p text:style-name="P7"/>
        </text:list-item>
        <text:list-item>
          <text:p text:style-name="P9">deepstream-image-meta-test issue while running with RTSP</text:p>
          <text:p text:style-name="P8">Error:</text:p>
        </text:list-item>
      </text:list>
      <text:p text:style-name="P1"><text:span text:style-name="Source_20_Text"><text:span text:style-name="T1">model:ds_image_meta_pgie_config.txt sucessfully Running... ERROR from element source: Not found Error details: gstrtspsrc.c(6112): gst_rtspsrc_send (): /GstPipeline:ds-image-meta-test-pipeline/GstBin:source-bin-00/GstURIDecodeBin:uri-decode-bin/GstRTSPSrc:source: Not Found (404) Returned, stopping playback Deleting pipeline</text:span></text:span></text:p>
      <text:list xml:id="list151038226643643" text:continue-numbering="true" text:style-name="L1">
        <text:list-item>
          <text:p text:style-name="P2">nvdsanalytics is written in c++, how to incorporate in c programming as it uses c++ vectors</text:p>
        </text:list-item>
        <text:list-item>
          <text:p text:style-name="P4"><text:span text:style-name="T6">I</text:span><text:span text:style-name="T5">s there any way to store the messages locally incase of connectivity loss while sending the data to kafka?</text:span></text:p>
        </text:list-item>
        <text:list-item>
          <text:p text:style-name="P3">Tracker with reid<text:span text:style-name="T8">entific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DIN-Web-Pro" svg:font-family="DIN-Web-Pro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1cm" fo:margin-bottom="2.54cm" fo:margin-left="2.381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Kabadi</meta:initial-creator>
    <meta:editing-cycles>14</meta:editing-cycles>
    <meta:print-date>2020-05-25T14:09:00</meta:print-date>
    <meta:creation-date>2020-05-25T12:06:00</meta:creation-date>
    <dc:date>2020-07-04T15:10:36.504010657</dc:date>
    <meta:editing-duration>PT3H7M24S</meta:editing-duration>
    <meta:generator>LibreOffice/6.0.7.3$Linux_AARCH64 LibreOffice_project/00m0$Build-3</meta:generator>
    <meta:document-statistic meta:table-count="0" meta:image-count="0" meta:object-count="0" meta:page-count="1" meta:paragraph-count="11" meta:word-count="115" meta:character-count="875" meta:non-whitespace-character-count="7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